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82cm"/>
      <style:text-properties fo:font-style="normal" officeooo:rsid="00128d8c" style:font-style-asian="normal" style:font-style-complex="normal"/>
    </style:style>
    <style:style style:name="P2" style:family="paragraph" style:parent-style-name="Standard">
      <style:text-properties fo:font-style="normal" officeooo:rsid="00152b8d" officeooo:paragraph-rsid="0016d730" style:font-style-asian="normal" style:font-style-complex="normal"/>
    </style:style>
    <style:style style:name="P3" style:family="paragraph" style:parent-style-name="Standard">
      <style:text-properties style:use-window-font-color="true" style:font-name="Liberation Serif" fo:font-size="12pt" fo:font-style="normal" fo:font-weight="normal" officeooo:rsid="00152b8d" officeooo:paragraph-rsid="00152b8d" fo:background-color="transparent" style:font-style-asian="normal" style:font-style-complex="normal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paragraph-properties style:line-height-at-least="0.582cm"/>
      <style:text-properties fo:font-style="italic" style:font-style-asian="italic" style:font-style-complex="italic"/>
    </style:style>
    <style:style style:name="P6" style:family="paragraph" style:parent-style-name="Standard">
      <style:text-properties officeooo:paragraph-rsid="000db36f"/>
    </style:style>
    <style:style style:name="P7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officeooo:paragraph-rsid="0016d730"/>
    </style:style>
    <style:style style:name="P9" style:family="paragraph" style:parent-style-name="Standard">
      <style:text-properties fo:font-style="normal" officeooo:rsid="00152b8d" officeooo:paragraph-rsid="0016e381" style:font-style-asian="normal" style:font-style-complex="normal"/>
    </style:style>
    <style:style style:name="P10" style:family="paragraph" style:parent-style-name="Standard">
      <style:text-properties style:use-window-font-color="true" style:font-name="Liberation Serif" fo:font-size="12pt" fo:font-style="normal" fo:font-weight="normal" officeooo:rsid="00152b8d" officeooo:paragraph-rsid="0016e381" fo:background-color="transparent" style:font-style-asian="normal" style:font-style-complex="normal"/>
    </style:style>
    <style:style style:name="P11" style:family="paragraph" style:parent-style-name="Standard">
      <style:text-properties style:use-window-font-color="true" style:font-name="Liberation Serif" fo:font-size="12pt" fo:font-style="normal" fo:font-weight="normal" officeooo:rsid="00152b8d" officeooo:paragraph-rsid="00152b8d" fo:background-color="transparent" style:font-style-asian="normal" style:font-style-complex="normal"/>
    </style:style>
    <style:style style:name="P12" style:family="paragraph" style:parent-style-name="Standard">
      <style:paragraph-properties style:line-height-at-least="0.582cm"/>
      <style:text-properties style:use-window-font-color="true" style:font-name="Liberation Serif" fo:font-size="12pt" fo:font-weight="normal" fo:background-color="transparent"/>
    </style:style>
    <style:style style:name="P13" style:family="paragraph" style:parent-style-name="Standard">
      <style:paragraph-properties style:line-height-at-least="0.582cm"/>
      <style:text-properties style:use-window-font-color="true" style:font-name="Liberation Serif" fo:background-color="transparent"/>
    </style:style>
    <style:style style:name="P14" style:family="paragraph" style:parent-style-name="Standard">
      <style:text-properties style:use-window-font-color="true" style:font-name="Liberation Serif" fo:font-style="normal" officeooo:rsid="00152b8d" officeooo:paragraph-rsid="0016e381" fo:background-color="transparent" style:font-style-asian="normal" style:font-style-complex="normal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18ba50" style:font-style-asian="normal" style:font-style-complex="normal"/>
    </style:style>
    <style:style style:name="T5" style:family="text">
      <style:text-properties fo:font-style="normal" officeooo:rsid="001a9dbf" style:font-style-asian="normal" style:font-style-complex="normal"/>
    </style:style>
    <style:style style:name="T6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1cb3ba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color="#ff79c6"/>
    </style:style>
    <style:style style:name="T9" style:family="text">
      <style:text-properties fo:color="#67e480"/>
    </style:style>
    <style:style style:name="T10" style:family="text">
      <style:text-properties fo:color="#e7de79"/>
    </style:style>
    <style:style style:name="T11" style:family="text">
      <style:text-properties fo:color="#78d1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6">Softex – Atividade 0</text:span><text:span text:style-name="T7">2</text:span></text:p>
      <text:p text:style-name="P7"/>
      <text:p text:style-name="P5">Desenvolva um código que utilize as seguintes características de um veículo:</text:p>
      <text:p text:style-name="P4">- Quantidade de rodas;</text:p>
      <text:p text:style-name="P4">- Peso bruto em quilogramas;</text:p>
      <text:p text:style-name="P4">- Quantidade de pessoas no veículo.</text:p>
      <text:p text:style-name="P4"/>
      <text:p text:style-name="P4">Com essas informações, o programa mostrará qual é a melhor categoria de habilitação para o veículo informado a partir das condições:</text:p>
      <text:p text:style-name="P4">A: Veículos com duas ou três rodas;</text:p>
      <text:p text:style-name="P4">B: Veículos com quatro rodas, que acomodam até oito pessoas e seu peso é de até 3500 kg;</text:p>
      <text:p text:style-name="P4">C: Veículos com quatro rodas ou mais e com peso entre 3500 e 6000 kg;</text:p>
      <text:p text:style-name="P4">D: Veículos com quatro rodas ou mais e que acomodam mais de oito pessoas;</text:p>
      <text:p text:style-name="P4">E: Veículos com quatro rodas ou mais e com mais de 6000 kg.</text:p>
      <text:p text:style-name="P5"/>
      <text:p text:style-name="P1"/>
      <text:p text:style-name="P8"><text:span text:style-name="T1">Projeto</text:span><text:span text:style-name="T2"> disponível em:</text:span><text:span text:style-name="T3"> </text:span><text:span text:style-name="T4">G</text:span><text:span text:style-name="T5">ithub.</text:span></text:p>
      <text:p text:style-name="P2"/>
      <text:p text:style-name="P9">Seguindo as orientação da tutora irei utilizar a linguagem de programação Javascript para a resolução dessa atividade. </text:p>
      <text:p text:style-name="P9"/>
      <text:p text:style-name="P10">let input = require('prompt-sync')()</text:p>
      <text:p text:style-name="P12">var categoria = " ";</text:p>
      <text:p text:style-name="P12">console.log('Informe a quantidade de rodas do veículo: ');</text:p>
      <text:p text:style-name="P12">var numeroRodas = input(); </text:p>
      <text:p text:style-name="P13"/>
      <text:p text:style-name="P12">console.log('Informe o peso bruto do veículo em quilogramas: ');</text:p>
      <text:p text:style-name="P12">var pesoBruto = input(); </text:p>
      <text:p text:style-name="P13"/>
      <text:p text:style-name="P12">console.log('Informe a quantidade de pessoas no veículo: ');</text:p>
      <text:p text:style-name="P12">var quantidadePessoas = input(); </text:p>
      <text:p text:style-name="P13"/>
      <text:p text:style-name="P12">if(numeroRodas &lt;= 3){</text:p>
      <text:p text:style-name="P12">categoria = "A";</text:p>
      <text:p text:style-name="P12">} else if ((numeroRodas = 4) &amp;&amp; (quantidadePessoas &lt;= 8) &amp;&amp; (pesoBruto &lt;= 3500)){</text:p>
      <text:p text:style-name="P12">categoria = "B";</text:p>
      <text:p text:style-name="P12">} else if ((numeroRodas &gt;= 4) &amp;&amp; (pesoBruto &gt; 3500 &amp;&amp; pesoBruto &lt;6000)){</text:p>
      <text:p text:style-name="P12">categoria = "C";</text:p>
      <text:p text:style-name="P12">} else if ((numeroRodas &gt;= 4) &amp;&amp; (quantidadePessoas &gt; 8)){</text:p>
      <text:p text:style-name="P12">categoria = "D";</text:p>
      <text:p text:style-name="P12">} else if ((numeroRodas &gt;= 4) &amp;&amp; (pesoBruto &gt; 6000)){</text:p>
      <text:p text:style-name="P12">categoria = "E";</text:p>
      <text:p text:style-name="P12">} else {</text:p>
      <text:p text:style-name="P12">categoria = "Categoria invalida!";</text:p>
      <text:p text:style-name="P12">}</text:p>
      <text:p text:style-name="P12">console.clear(); </text:p>
      <text:p text:style-name="P12"><text:soft-page-break/>console.log("A melhor categoria de habilitação para o veículo informado é " + categoria + "!");</text:p>
      <text:p text:style-name="P14"/>
      <text:p text:style-name="P11"><text:s/></text:p>
      <text:p text:style-name="P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7-28T07:42:47.085846198</dc:date>
    <meta:editing-duration>PT23M6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2" meta:paragraph-count="38" meta:word-count="273" meta:character-count="1632" meta:non-whitespace-character-count="1387"/>
  </office:meta>
</office:document-meta>
</file>